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38mm"/>
    </style:style>
    <style:style style:name="co2" style:family="table-column">
      <style:table-column-properties fo:break-before="auto" style:column-width="37.52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37.82mm"/>
    </style:style>
    <style:style style:name="co5" style:family="table-column">
      <style:table-column-properties fo:break-before="auto" style:column-width="39.33mm"/>
    </style:style>
    <style:style style:name="co6" style:family="table-column">
      <style:table-column-properties fo:break-before="auto" style:column-width="40.53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45.98mm"/>
    </style:style>
    <style:style style:name="ro1" style:family="table-row">
      <style:table-row-properties style:row-height="8.82mm" fo:break-before="auto" style:use-optimal-row-height="false"/>
    </style:style>
    <style:style style:name="ro2" style:family="table-row">
      <style:table-row-properties style:row-height="14.31mm" fo:break-before="auto" style:use-optimal-row-height="true"/>
    </style:style>
    <style:style style:name="ro3" style:family="table-row">
      <style:table-row-properties style:row-height="18.6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17.99mm" fo:break-before="auto" style:use-optimal-row-height="true"/>
    </style:style>
    <style:style style:name="ro7" style:family="table-row">
      <style:table-row-properties style:row-height="14.82mm" fo:break-before="auto" style:use-optimal-row-height="true"/>
    </style:style>
    <style:style style:name="ro8" style:family="table-row">
      <style:table-row-properties style:row-height="19.74mm" fo:break-before="auto" style:use-optimal-row-height="true"/>
    </style:style>
    <style:style style:name="ro9" style:family="table-row">
      <style:table-row-properties style:row-height="22.63mm" fo:break-before="auto" style:use-optimal-row-height="true"/>
    </style:style>
    <style:style style:name="ro10" style:family="table-row">
      <style:table-row-properties style:row-height="12.4mm" fo:break-before="auto" style:use-optimal-row-height="true"/>
    </style:style>
    <style:style style:name="ro12" style:family="table-row">
      <style:table-row-properties style:row-height="14.06mm" fo:break-before="auto" style:use-optimal-row-height="true"/>
    </style:style>
    <style:style style:name="ro13" style:family="table-row">
      <style:table-row-properties style:row-height="10.74mm" fo:break-before="auto" style:use-optimal-row-height="true"/>
    </style:style>
    <style:style style:name="ro14" style:family="table-row">
      <style:table-row-properties style:row-height="14.11mm" fo:break-before="auto" style:use-optimal-row-height="true"/>
    </style:style>
    <style:style style:name="ro15" style:family="table-row">
      <style:table-row-properties style:row-height="15.52mm" fo:break-before="auto" style:use-optimal-row-height="true"/>
    </style:style>
    <style:style style:name="ro16" style:family="table-row">
      <style:table-row-properties style:row-height="25.75mm" fo:break-before="auto" style:use-optimal-row-height="true"/>
    </style:style>
    <style:style style:name="ro17" style:family="table-row">
      <style:table-row-properties style:row-height="14.46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fo:background-color="transparent" fo:wrap-option="no-wrap" fo:padding="3.49mm" style:vertical-align="automatic"/>
      <style:text-properties fo:color="#000000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transparent" fo:wrap-option="no-wrap" style:vertical-align="automatic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transparent" fo:wrap-option="no-wrap" fo:padding="3.49mm" style:vertical-align="automatic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no-wrap" fo:padding="3.49mm" style:vertical-align="top"/>
    </style:style>
    <style:style style:name="ce2" style:family="table-cell" style:parent-style-name="Default">
      <style:table-cell-properties fo:background-color="#cccccc" fo:wrap-option="wrap" fo:padding="3.49mm" style:vertical-align="top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cccccc" fo:wrap-option="wrap" fo:padding="3.49mm" style:vertical-align="top"/>
      <style:text-properties fo:color="#00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7">
      <style:table-cell-properties fo:background-color="transparent" fo:wrap-option="wrap" fo:padding="3.49mm" style:vertical-align="top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 fo:wrap-option="wrap" fo:padding="3.49mm" style:vertical-align="top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padding="3.49mm" style:vertical-align="top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wrap-option="no-wrap" fo:padding="3.49mm" style:vertical-align="automatic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 fo:wrap-option="no-wrap" fo:padding="3.49mm" style:vertical-align="automatic"/>
      <style:text-properties fo:color="#000000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transparent" fo:wrap-option="wrap" fo:padding="3.49mm" style:vertical-align="top"/>
    </style:style>
    <style:style style:name="ce28" style:family="table-cell" style:parent-style-name="Default">
      <style:table-cell-properties fo:background-color="#cccccc" fo:wrap-option="no-wrap" fo:padding="3.49mm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transparent" fo:wrap-option="no-wrap" fo:padding="3.49mm" style:vertical-align="top"/>
    </style:style>
    <style:style style:name="ce3" style:family="table-cell" style:parent-style-name="Default">
      <style:table-cell-properties fo:background-color="#b2b2b2" fo:wrap-option="wrap" fo:padding="3.49mm" style:vertical-align="top"/>
      <style:text-properties fo:color="#000000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 fo:wrap-option="wrap" fo:padding="3.49mm" style:vertical-align="top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cccccc" fo:wrap-option="wrap" fo:padding="3.49mm" style:vertical-align="top"/>
      <style:text-properties fo:color="#000000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ccccc" fo:wrap-option="wrap" fo:padding="3.49mm" style:vertical-align="top"/>
      <style:text-properties fo:color="#fff450" fo:font-weight="bold" style:font-weight-asian="bold" style:font-weight-complex="bold"/>
    </style:style>
    <style:style style:name="ce8" style:family="table-cell" style:parent-style-name="Default">
      <style:table-cell-properties fo:wrap-option="wrap" fo:padding="3.49mm" style:vertical-align="top"/>
    </style:style>
    <style:style style:name="ce10" style:family="table-cell" style:parent-style-name="Default" style:data-style-name="N37">
      <style:table-cell-properties fo:background-color="#f7a19a" fo:wrap-option="wrap" fo:padding="3.49mm" style:vertical-align="top"/>
    </style:style>
    <style:style style:name="ce17" style:family="table-cell" style:parent-style-name="Default">
      <style:table-cell-properties fo:background-color="#b2b2b2" fo:wrap-option="no-wrap" fo:padding="3.49mm" style:vertical-align="top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#b2b2b2" fo:wrap-option="wrap" fo:padding="3.49mm" style:vertical-align="top"/>
      <style:text-properties fo:color="#fff450" fo:font-weight="bold" style:font-weight-asian="bold" style:font-weight-complex="bold"/>
    </style:style>
    <style:style style:name="ce34" style:family="table-cell" style:parent-style-name="Default" style:data-style-name="N37">
      <style:table-cell-properties fo:background-color="#fff200" fo:wrap-option="wrap" fo:padding="3.49mm" style:vertical-align="top"/>
    </style:style>
    <style:style style:name="ce35" style:family="table-cell" style:parent-style-name="Default" style:data-style-name="N37">
      <style:table-cell-properties fo:background-color="#9d85be" fo:wrap-option="wrap" fo:padding="3.49mm" style:vertical-align="top"/>
    </style:style>
    <style:style style:name="ce37" style:family="table-cell" style:parent-style-name="Default">
      <style:table-cell-properties fo:background-color="#b2b2b2" fo:wrap-option="no-wrap" fo:padding="3.49mm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 fo:wrap-option="no-wrap" fo:padding="3.49mm" style:vertical-align="automatic"/>
      <style:text-properties fo:font-size="18pt" style:font-size-asian="18pt" style:font-size-complex="18pt"/>
    </style:style>
    <style:style style:name="ce39" style:family="table-cell" style:parent-style-name="Default">
      <style:table-cell-properties fo:background-color="transparent" fo:wrap-option="no-wrap" fo:padding="3.49mm" style:vertical-align="automatic"/>
      <style:text-properties fo:color="#000000" fo:font-size="18pt" fo:font-weight="normal" style:font-size-asian="18pt" style:font-weight-asian="normal" style:font-size-complex="18pt" style:font-weight-complex="normal"/>
    </style:style>
    <style:style style:name="ce40" style:family="table-cell" style:parent-style-name="Default">
      <style:table-cell-properties fo:background-color="transparent" fo:wrap-option="no-wrap" style:vertical-align="automatic"/>
      <style:text-properties fo:font-size="18pt" style:font-size-asian="18pt" style:font-size-complex="18pt"/>
    </style:style>
    <style:style style:name="ce54" style:family="table-cell" style:parent-style-name="Default">
      <style:table-cell-properties fo:background-color="#b2b2b2" fo:wrap-option="wrap" fo:padding="3.49mm" style:vertical-align="top"/>
      <style:text-properties fo:color="#000000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cccccc" fo:wrap-option="wrap" fo:padding="3.49mm" style:vertical-align="top"/>
      <style:text-properties fo:color="#000000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cccccc" fo:wrap-option="wrap" fo:padding="3.49mm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b2b2b2" fo:wrap-option="wrap" fo:padding="3.49mm" style:vertical-align="top"/>
      <style:text-properties fo:color="#000000"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c2e0ae" fo:wrap-option="wrap" fo:padding="3.49mm" style:vertical-align="top"/>
    </style:style>
    <style:style style:name="ce71" style:family="table-cell" style:parent-style-name="Default">
      <style:table-cell-properties fo:background-color="#b2b2b2" fo:wrap-option="wrap" fo:padding="3.49mm" style:vertical-align="top"/>
      <style:text-properties fo:color="#000000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cccccc" fo:wrap-option="wrap" fo:padding="3.49mm" style:vertical-align="top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cccccc" fo:wrap-option="wrap" fo:padding="3.49mm" style:vertical-align="top"/>
      <style:text-properties fo:color="#000000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cccccc" fo:wrap-option="wrap" fo:padding="3.49mm" style:vertical-align="top"/>
      <style:text-properties fo:color="#00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37">
      <style:table-cell-properties fo:background-color="transparent" fo:wrap-option="wrap" fo:padding="3.49mm" style:vertical-align="top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transparent" fo:wrap-option="no-wrap" fo:padding="3.49mm" style:vertical-align="automatic"/>
      <style:text-properties fo:color="#000000"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ackground-color="transparent" fo:wrap-option="wrap" fo:padding="3.49mm" style:vertical-align="top"/>
      <style:text-properties fo:font-size="14pt" style:font-size-asian="14pt" style:font-size-complex="14pt"/>
    </style:style>
    <style:style style:name="ce78" style:family="table-cell" style:parent-style-name="Default">
      <style:table-cell-properties fo:wrap-option="wrap" fo:padding="3.49mm" style:vertical-align="top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cccccc" fo:wrap-option="no-wrap" fo:padding="3.49mm" style:vertical-align="automatic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transparent" fo:wrap-option="no-wrap" fo:padding="3.49mm" style:vertical-align="automatic"/>
      <style:text-properties fo:color="#000000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transparent" fo:wrap-option="no-wrap" style:vertical-align="automatic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transparent" fo:wrap-option="no-wrap" fo:padding="3.49mm" style:vertical-align="automatic"/>
      <style:text-properties fo:font-size="14pt" style:font-size-asian="14pt" style:font-size-complex="14pt"/>
    </style:style>
    <style:style style:name="ce83" style:family="table-cell" style:parent-style-name="Default">
      <style:table-cell-properties fo:background-color="#cccccc" fo:wrap-option="wrap" fo:padding="3.49mm" style:vertical-align="top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ackground-color="transparent" fo:wrap-option="wrap" fo:padding="3.49mm" style:vertical-align="top"/>
    </style:style>
    <style:style style:name="ce85" style:family="table-cell" style:parent-style-name="Default">
      <style:table-cell-properties fo:wrap-option="wrap" fo:padding="3.49mm" style:vertical-align="top"/>
    </style:style>
    <style:style style:name="ce86" style:family="table-cell" style:parent-style-name="Default">
      <style:table-cell-properties fo:background-color="#cccccc" fo:wrap-option="no-wrap" fo:padding="3.49mm" style:vertical-align="top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transparent" fo:wrap-option="no-wrap" fo:padding="3.49mm" style:vertical-align="top"/>
    </style:style>
    <style:style style:name="ce88" style:family="table-cell" style:parent-style-name="Default">
      <style:table-cell-properties fo:wrap-option="no-wrap" fo:padding="3.49mm" style:vertical-align="top"/>
    </style:style>
    <style:style style:name="ce89" style:family="table-cell" style:parent-style-name="Default">
      <style:table-cell-properties fo:background-color="#cccccc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cccccc" fo:wrap-option="wrap" fo:padding="3.49mm" style:vertical-align="top"/>
      <style:text-properties fo:color="#fff450" fo:font-weight="bold" style:font-weight-asian="bold" style:font-weight-complex="bold"/>
    </style:style>
    <style:style style:name="ce92" style:family="table-cell" style:parent-style-name="Default">
      <style:table-cell-properties fo:background-color="#b2b2b2" fo:wrap-option="wrap" fo:padding="3.49mm" style:vertical-align="top"/>
      <style:text-properties fo:color="#000000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cccccc" fo:wrap-option="wrap" fo:padding="3.49mm" style:vertical-align="top"/>
      <style:text-properties fo:color="#000000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cccccc" fo:wrap-option="wrap" fo:padding="3.49mm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#b2b2b2" fo:wrap-option="wrap" fo:padding="3.49mm" style:vertical-align="top"/>
      <style:text-properties fo:color="#000000" fo:font-weight="bold" style:font-weight-asian="bold" style:font-weight-complex="bold"/>
    </style:style>
    <style:style style:name="ce96" style:family="table-cell" style:parent-style-name="Default" style:data-style-name="N37">
      <style:table-cell-properties fo:background-color="#c2e0ae" fo:wrap-option="wrap" fo:padding="3.49mm" style:vertical-align="top"/>
    </style:style>
    <style:style style:name="ce97" style:family="table-cell" style:parent-style-name="Default" style:data-style-name="N37">
      <style:table-cell-properties fo:background-color="#f7a19a" fo:wrap-option="wrap" fo:padding="3.49mm" style:vertical-align="top"/>
    </style:style>
    <style:style style:name="ce98" style:family="table-cell" style:parent-style-name="Default" style:data-style-name="N37">
      <style:table-cell-properties fo:background-color="#9d85be" fo:wrap-option="wrap" fo:padding="3.49mm" style:vertical-align="top"/>
    </style:style>
    <style:style style:name="ce99" style:family="table-cell" style:parent-style-name="Default" style:data-style-name="N37">
      <style:table-cell-properties fo:background-color="#fff200" fo:wrap-option="wrap" fo:padding="3.49mm" style:vertical-align="top"/>
    </style:style>
    <style:style style:name="ce100" style:family="table-cell" style:parent-style-name="Default">
      <style:table-cell-properties fo:background-color="#b2b2b2" fo:wrap-option="no-wrap" fo:padding="3.49mm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ackground-color="transparent" fo:wrap-option="no-wrap" fo:padding="3.49mm" style:vertical-align="automatic"/>
      <style:text-properties fo:font-size="18pt" style:font-size-asian="18pt" style:font-size-complex="18pt"/>
    </style:style>
    <style:style style:name="ce102" style:family="table-cell" style:parent-style-name="Default">
      <style:table-cell-properties fo:background-color="transparent" fo:wrap-option="no-wrap" fo:padding="3.49mm" style:vertical-align="automatic"/>
      <style:text-properties fo:color="#000000" fo:font-size="18pt" fo:font-weight="normal" style:font-size-asian="18pt" style:font-weight-asian="normal" style:font-size-complex="18pt" style:font-weight-complex="normal"/>
    </style:style>
    <style:style style:name="ce103" style:family="table-cell" style:parent-style-name="Default">
      <style:table-cell-properties fo:background-color="transparent" fo:wrap-option="no-wrap" style:vertical-align="automatic"/>
      <style:text-properties fo:font-size="18pt" style:font-size-asian="18pt" style:font-size-complex="18pt"/>
    </style:style>
    <style:style style:name="ce104" style:family="table-cell" style:parent-style-name="Default">
      <style:table-cell-properties fo:background-color="#b2b2b2" fo:wrap-option="no-wrap" fo:padding="3.49mm" style:vertical-align="top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b2b2b2" fo:wrap-option="wrap" fo:padding="3.49mm" style:vertical-align="top"/>
      <style:text-properties fo:color="#fff45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xpressions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8"/>
        <table:table-column table:style-name="co3" table:default-cell-style-name="ce82"/>
        <table:table-column table:style-name="co4" table:default-cell-style-name="ce85"/>
        <table:table-column table:style-name="co5" table:default-cell-style-name="ce85"/>
        <table:table-column table:style-name="co6" table:default-cell-style-name="ce88"/>
        <table:table-column table:style-name="co7" table:default-cell-style-name="ce85"/>
        <table:table-column table:style-name="co2" table:default-cell-style-name="Default"/>
        <table:table-column table:style-name="co8" table:number-columns-repeated="1016" table:default-cell-style-name="ce85"/>
        <table:table-row table:style-name="ro1">
          <table:table-cell table:style-name="ce71" office:value-type="string" calcext:value-type="string">
            <text:p>Chinese characters</text:p>
          </table:table-cell>
          <table:table-cell table:style-name="ce74"/>
          <table:table-cell table:style-name="ce79"/>
          <table:table-cell table:style-name="ce83" table:number-columns-repeated="2"/>
          <table:table-cell table:style-name="ce86"/>
          <table:table-cell table:style-name="ce83"/>
          <table:table-cell table:style-name="ce89"/>
          <table:table-cell table:style-name="ce91" table:number-columns-repeated="1016"/>
        </table:table-row>
        <table:table-row table:style-name="ro2">
          <table:table-cell table:style-name="ce72" office:value-type="string" calcext:value-type="string">
            <text:p>give up halfway</text:p>
          </table:table-cell>
          <table:table-cell table:style-name="ce75" office:value-type="string" calcext:value-type="string">
            <text:p>半途而废</text:p>
          </table:table-cell>
          <table:table-cell table:style-name="ce80" office:value-type="string" calcext:value-type="string">
            <text:p>ban4 tu2 er2 fei4</text:p>
          </table:table-cell>
          <table:table-cell table:style-name="ce84" office:value-type="string" calcext:value-type="string">
            <text:p>give up halfway</text:p>
          </table:table-cell>
          <table:table-cell table:style-name="ce84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3">
          <table:table-cell table:style-name="ce72" office:value-type="string" calcext:value-type="string">
            <text:p>the future is long so there will be ample time for that later!</text:p>
          </table:table-cell>
          <table:table-cell table:style-name="ce75" office:value-type="string" calcext:value-type="string">
            <text:p>来日方长</text:p>
          </table:table-cell>
          <table:table-cell table:style-name="ce76" office:value-type="string" calcext:value-type="string">
            <text:p>lai2 ri4 fang1 chang2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table:style-name="ce72" office:value-type="string" calcext:value-type="string">
            <text:p>its a deal! that’s settled!</text:p>
          </table:table-cell>
          <table:table-cell table:style-name="ce75" office:value-type="string" calcext:value-type="string">
            <text:p>一言为定</text:p>
          </table:table-cell>
          <table:table-cell table:style-name="ce76" office:value-type="string" calcext:value-type="string">
            <text:p>yi1 yan2 wei2 ding4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table:style-name="ce72" office:value-type="string" calcext:value-type="string">
            <text:p>you’re welcome</text:p>
          </table:table-cell>
          <table:table-cell table:style-name="ce75" office:value-type="string" calcext:value-type="string">
            <text:p>不客气 </text:p>
          </table:table-cell>
          <table:table-cell table:style-name="ce76" office:value-type="string" calcext:value-type="string">
            <text:p>bu4 ke4 qi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table:style-name="ce72" office:value-type="string" calcext:value-type="string">
            <text:p>spoil things by excessive enthusiasm</text:p>
          </table:table-cell>
          <table:table-cell table:style-name="ce75" office:value-type="string" calcext:value-type="string">
            <text:p>拔苗助长</text:p>
          </table:table-cell>
          <table:table-cell table:style-name="ce76" office:value-type="string" calcext:value-type="string">
            <text:p>ba2 miao2 zhu4 zhang3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table:style-name="ce72" office:value-type="string" calcext:value-type="string">
            <text:p>cut it out!</text:p>
          </table:table-cell>
          <table:table-cell table:style-name="ce75" office:value-type="string" calcext:value-type="string">
            <text:p>打住</text:p>
          </table:table-cell>
          <table:table-cell table:style-name="ce76" office:value-type="string" calcext:value-type="string">
            <text:p>da3 zhu4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6">
          <table:table-cell table:style-name="ce72" office:value-type="string" calcext:value-type="string">
            <text:p>shut up!</text:p>
          </table:table-cell>
          <table:table-cell table:style-name="ce75" office:value-type="string" calcext:value-type="string">
            <text:p>闭嘴</text:p>
          </table:table-cell>
          <table:table-cell table:style-name="ce76" office:value-type="string" calcext:value-type="string">
            <text:p>bi4 zui3</text:p>
            <text:p/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7">
          <table:table-cell table:style-name="ce72" office:value-type="string" calcext:value-type="string">
            <text:p>to do two things at once</text:p>
          </table:table-cell>
          <table:table-cell table:style-name="ce76" office:value-type="string" calcext:value-type="string">
            <text:p>一心二用</text:p>
          </table:table-cell>
          <table:table-cell table:style-name="ce76" office:value-type="string" calcext:value-type="string">
            <text:p>yi1 xin1 er4 yong4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happy new year</text:p>
          </table:table-cell>
          <table:table-cell table:style-name="ce75" office:value-type="string" calcext:value-type="string">
            <text:p>新年快乐</text:p>
          </table:table-cell>
          <table:table-cell table:style-name="ce76" office:value-type="string" calcext:value-type="string">
            <text:p>xin1 nian2 kuai4 le4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for sure, definitely, of course</text:p>
          </table:table-cell>
          <table:table-cell table:style-name="ce75" office:value-type="string" calcext:value-type="string">
            <text:p>肯定</text:p>
          </table:table-cell>
          <table:table-cell table:style-name="ce76" office:value-type="string" calcext:value-type="string">
            <text:p>ken3 ding4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aggressive/ truculent</text:p>
          </table:table-cell>
          <table:table-cell table:style-name="ce75" office:value-type="string" calcext:value-type="string">
            <text:p>气势汹汹</text:p>
          </table:table-cell>
          <table:table-cell table:style-name="ce81" office:value-type="string" calcext:value-type="string">
            <text:p>qi4shi4 xiong1xiong1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to not care (eg I dont care!)</text:p>
          </table:table-cell>
          <table:table-cell table:style-name="ce75" office:value-type="string" calcext:value-type="string">
            <text:p>不在乎</text:p>
          </table:table-cell>
          <table:table-cell table:style-name="ce81" office:value-type="string" calcext:value-type="string">
            <text:p>bu4 zai4 hu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What do you know?</text:p>
          </table:table-cell>
          <table:table-cell table:style-name="ce75" office:value-type="string" calcext:value-type="string">
            <text:p>你懂什么</text:p>
          </table:table-cell>
          <table:table-cell table:style-name="ce81" office:value-type="string" calcext:value-type="string">
            <text:p>ni3 dong3 shen2me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8">
          <table:table-cell office:value-type="string" calcext:value-type="string">
            <text:p>to look for trouble</text:p>
          </table:table-cell>
          <table:table-cell table:style-name="ce75" office:value-type="string" calcext:value-type="string">
            <text:p>没事找事</text:p>
          </table:table-cell>
          <table:table-cell table:style-name="ce81" office:value-type="string" calcext:value-type="string">
            <text:p>mei2 shi4 zhao3 shi4</text:p>
          </table:table-cell>
          <table:table-cell table:style-name="ce84" office:value-type="string" calcext:value-type="string">
            <text:p>often combined with 别 (dont go looking for trouble)</text:p>
          </table:table-cell>
          <table:table-cell table:style-name="ce84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OMG!</text:p>
          </table:table-cell>
          <table:table-cell table:style-name="ce75" office:value-type="string" calcext:value-type="string">
            <text:p>我的妈呀</text:p>
          </table:table-cell>
          <table:table-cell table:style-name="ce81" office:value-type="string" calcext:value-type="string">
            <text:p>wo3 de ma3 ya1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that person is showing off!</text:p>
          </table:table-cell>
          <table:table-cell table:style-name="ce75" office:value-type="string" calcext:value-type="string">
            <text:p>膨胀了</text:p>
          </table:table-cell>
          <table:table-cell table:style-name="ce81" office:value-type="string" calcext:value-type="string">
            <text:p>peng2 zhang4 le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im done for</text:p>
          </table:table-cell>
          <table:table-cell table:style-name="ce75" office:value-type="string" calcext:value-type="string">
            <text:p>药丸了</text:p>
          </table:table-cell>
          <table:table-cell office:value-type="string" calcext:value-type="string">
            <text:p>yao4 wan4 le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drearel</text:p>
          </table:table-cell>
          <table:table-cell table:style-name="ce75" office:value-type="string" calcext:value-type="string">
            <text:p>奇葩</text:p>
          </table:table-cell>
          <table:table-cell office:value-type="string" calcext:value-type="string">
            <text:p>qi2 pa1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9">
          <table:table-cell office:value-type="string" calcext:value-type="string">
            <text:p>doing something comically slowly (lit. like squeezing toothpaste)</text:p>
          </table:table-cell>
          <table:table-cell table:style-name="ce75" office:value-type="string" calcext:value-type="string">
            <text:p>挤牙膏</text:p>
          </table:table-cell>
          <table:table-cell office:value-type="string" calcext:value-type="string">
            <text:p>ji3 ya2 gao1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pierce through the heart (very sad)</text:p>
          </table:table-cell>
          <table:table-cell table:style-name="ce75" office:value-type="string" calcext:value-type="string">
            <text:p>扎心</text:p>
          </table:table-cell>
          <table:table-cell office:value-type="string" calcext:value-type="string">
            <text:p>zha1xin1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3">
          <table:table-cell office:value-type="string" calcext:value-type="string">
            <text:p>earning money through dull work (like moving bricks)</text:p>
          </table:table-cell>
          <table:table-cell table:style-name="ce75" office:value-type="string" calcext:value-type="string">
            <text:p>搬砖</text:p>
          </table:table-cell>
          <table:table-cell office:value-type="string" calcext:value-type="string">
            <text:p>ban1 zhuan1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5">
          <table:table-cell office:value-type="string" calcext:value-type="string">
            <text:p>oh by the way…</text:p>
          </table:table-cell>
          <table:table-cell table:style-name="ce75" office:value-type="string" calcext:value-type="string">
            <text:p>对了</text:p>
          </table:table-cell>
          <table:table-cell office:value-type="string" calcext:value-type="string">
            <text:p>dui4 le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cute (amongst teenagers)</text:p>
          </table:table-cell>
          <table:table-cell table:style-name="ce75" office:value-type="string" calcext:value-type="string">
            <text:p>盟</text:p>
          </table:table-cell>
          <table:table-cell office:value-type="string" calcext:value-type="string">
            <text:p>meng2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4">
          <table:table-cell office:value-type="string" calcext:value-type="string">
            <text:p>sorry to have bothered you!</text:p>
          </table:table-cell>
          <table:table-cell table:style-name="ce75" office:value-type="string" calcext:value-type="string">
            <text:p>麻烦你了</text:p>
          </table:table-cell>
          <table:table-cell office:value-type="string" calcext:value-type="string">
            <text:p>ma2 fan ni3 le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10" table:number-rows-repeated="13">
          <table:table-cell/>
          <table:table-cell table:style-name="ce75"/>
          <table:table-cell/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10">
          <table:table-cell/>
          <table:table-cell table:style-name="ce77"/>
          <table:table-cell/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10" table:number-rows-repeated="2">
          <table:table-cell/>
          <table:table-cell table:style-name="ce75"/>
          <table:table-cell/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10" table:number-rows-repeated="44">
          <table:table-cell/>
          <table:table-cell table:style-name="ce77"/>
          <table:table-cell/>
          <table:table-cell table:style-name="ce84" table:number-columns-repeated="2"/>
          <table:table-cell table:style-name="ce87"/>
          <table:table-cell table:style-name="ce84"/>
          <table:table-cell table:style-name="ce90"/>
          <table:table-cell table:style-name="ce84" table:number-columns-repeated="4"/>
          <table:table-cell table:number-columns-repeated="1012"/>
        </table:table-row>
        <table:table-row table:style-name="ro10" table:number-rows-repeated="104849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unter" table:style-name="ta1">
        <office:forms form:automatic-focus="false" form:apply-design-mode="false"/>
        <table:table-column table:style-name="co11" table:default-cell-style-name="Default"/>
        <table:table-column table:style-name="co8" table:number-columns-repeated="2" table:default-cell-style-name="Default"/>
        <table:table-row table:style-name="ro18">
          <table:table-cell office:value-type="string" calcext:value-type="string">
            <text:p>counter for livestock</text:p>
          </table:table-cell>
          <table:table-cell office:value-type="string" calcext:value-type="string">
            <text:p>头</text:p>
          </table:table-cell>
          <table:table-cell office:value-type="string" calcext:value-type="string">
            <text:p>tou2</text:p>
          </table:table-cell>
        </table:table-row>
        <table:table-row table:style-name="ro18">
          <table:table-cell office:value-type="string" calcext:value-type="string">
            <text:p>counter for small animals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zhi1</text:p>
          </table:table-cell>
        </table:table-row>
        <table:table-row table:style-name="ro18">
          <table:table-cell office:value-type="string" calcext:value-type="string">
            <text:p>counter for lessons</text:p>
          </table:table-cell>
          <table:table-cell office:value-type="string" calcext:value-type="string">
            <text:p>节</text:p>
          </table:table-cell>
          <table:table-cell office:value-type="string" calcext:value-type="string">
            <text:p>jie2</text:p>
          </table:table-cell>
        </table:table-row>
      </table:table>
      <table:table table:name="vocabulary" table:style-name="ta1">
        <table:table-column table:style-name="co1" table:default-cell-style-name="ce93"/>
        <table:table-column table:style-name="co2" table:default-cell-style-name="ce85"/>
        <table:table-column table:style-name="co10" table:default-cell-style-name="ce101"/>
        <table:table-column table:style-name="co4" table:default-cell-style-name="ce85"/>
        <table:table-column table:style-name="co5" table:default-cell-style-name="ce85"/>
        <table:table-column table:style-name="co6" table:default-cell-style-name="ce88"/>
        <table:table-column table:style-name="co7" table:default-cell-style-name="ce85"/>
        <table:table-column table:style-name="co2" table:default-cell-style-name="Default"/>
        <table:table-column table:style-name="co8" table:number-columns-repeated="1016" table:default-cell-style-name="ce85"/>
        <table:table-row table:style-name="ro1">
          <table:table-cell table:style-name="ce92" office:value-type="string" calcext:value-type="string">
            <text:p>Chinese characters</text:p>
          </table:table-cell>
          <table:table-cell table:style-name="ce95" office:value-type="string" calcext:value-type="string">
            <text:p>Last practised</text:p>
          </table:table-cell>
          <table:table-cell table:style-name="ce100" office:value-type="string" calcext:value-type="string">
            <text:p>Characters</text:p>
          </table:table-cell>
          <table:table-cell table:style-name="ce95" office:value-type="string" calcext:value-type="string">
            <text:p>Pinyin</text:p>
          </table:table-cell>
          <table:table-cell table:style-name="ce95" office:value-type="string" calcext:value-type="string">
            <text:p>Part of speech</text:p>
          </table:table-cell>
          <table:table-cell table:style-name="ce104" office:value-type="string" calcext:value-type="string">
            <text:p>Memory device</text:p>
          </table:table-cell>
          <table:table-cell table:style-name="ce95"/>
          <table:table-cell/>
          <table:table-cell table:style-name="ce105" table:number-columns-repeated="1016"/>
        </table:table-row>
        <table:table-row table:style-name="ro12">
          <table:table-cell office:value-type="string" calcext:value-type="string">
            <text:p>glass/ cup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杯子</text:p>
          </table:table-cell>
          <table:table-cell office:value-type="string" calcext:value-type="string">
            <text:p>bei1 z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eaven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天堂</text:p>
          </table:table-cell>
          <table:table-cell office:value-type="string" calcext:value-type="string">
            <text:p>tian1 tang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history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历史</text:p>
          </table:table-cell>
          <table:table-cell office:value-type="string" calcext:value-type="string">
            <text:p>li4 shi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hobby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爱好</text:p>
          </table:table-cell>
          <table:table-cell office:value-type="string" calcext:value-type="string">
            <text:p>ai4 h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just then/ a moment ago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刚刚 </text:p>
          </table:table-cell>
          <table:table-cell office:value-type="string" calcext:value-type="string">
            <text:p>Gang1 gang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lavendar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薰衣草</text:p>
          </table:table-cell>
          <table:table-cell office:value-type="string" calcext:value-type="string">
            <text:p>xun1 yi1 cao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'sunny grass’ when the sun is out you can get lavendar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law case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案件</text:p>
          </table:table-cell>
          <table:table-cell office:value-type="string" calcext:value-type="string">
            <text:p>an4 ji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Love (n)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爱心</text:p>
          </table:table-cell>
          <table:table-cell office:value-type="string" calcext:value-type="string">
            <text:p>ai4 xi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outh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嘴巴</text:p>
          </table:table-cell>
          <table:table-cell office:value-type="string" calcext:value-type="string">
            <text:p>zui3 ba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table:style-name="ce94" office:value-type="string" calcext:value-type="string">
            <text:p>noisy</text:p>
          </table:table-cell>
          <table:table-cell table:style-name="ce96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吵</text:p>
          </table:table-cell>
          <table:table-cell office:value-type="string" calcext:value-type="string">
            <text:p>chao3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os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鼻子</text:p>
          </table:table-cell>
          <table:table-cell office:value-type="string" calcext:value-type="string">
            <text:p>bi2 z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riginal work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原作</text:p>
          </table:table-cell>
          <table:table-cell office:value-type="string" calcext:value-type="string">
            <text:p>yuan2zu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eaceful/ calm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安宁</text:p>
          </table:table-cell>
          <table:table-cell office:value-type="string" calcext:value-type="string">
            <text:p>an1 ni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eking duck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烤鸭</text:p>
          </table:table-cell>
          <table:table-cell office:value-type="string" calcext:value-type="string">
            <text:p>kao3 ya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ercentage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百分点</text:p>
          </table:table-cell>
          <table:table-cell office:value-type="string" calcext:value-type="string">
            <text:p>bai3 fen1 dia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hotograph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照片</text:p>
          </table:table-cell>
          <table:table-cell office:value-type="string" calcext:value-type="string">
            <text:p>zhao4 pi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lan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打算</text:p>
          </table:table-cell>
          <table:table-cell office:value-type="string" calcext:value-type="string">
            <text:p>da3suan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layground/ sports field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操场</text:p>
          </table:table-cell>
          <table:table-cell office:value-type="string" calcext:value-type="string">
            <text:p>cao1 chang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orter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行李员</text:p>
          </table:table-cell>
          <table:table-cell office:value-type="string" calcext:value-type="string">
            <text:p>xing2 li4 yua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roblem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提问</text:p>
          </table:table-cell>
          <table:table-cell office:value-type="string" calcext:value-type="string">
            <text:p>ti2 wen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question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wen4 ti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eason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yuan2 yi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relaxed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悠闲</text:p>
          </table:table-cell>
          <table:table-cell office:value-type="string" calcext:value-type="string">
            <text:p>you1 xian2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you playing the metal xylophone makes me so relaxed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religion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宗教</text:p>
          </table:table-cell>
          <table:table-cell office:value-type="string" calcext:value-type="string">
            <text:p>zong1 jiao4</text:p>
          </table:table-cell>
          <table:table-cell/>
          <table:table-cell office:value-type="string" calcext:value-type="string">
            <text:p>joust with shitty ideas (zoo poo level) is what religion is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requirement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要求</text:p>
          </table:table-cell>
          <table:table-cell office:value-type="string" calcext:value-type="string">
            <text:p>yao1 qiu2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ve to do the ball is a requirement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ric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米饭</text:p>
          </table:table-cell>
          <table:table-cell office:value-type="string" calcext:value-type="string">
            <text:p>mi3 f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car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疤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acked by someone with a bar, it scarred up really fricking badly.</text:p>
          </table:table-cell>
          <table:table-cell table:number-columns-repeated="1018"/>
        </table:table-row>
        <table:table-row table:style-name="ro12">
          <table:table-cell table:style-name="ce94" office:value-type="string" calcext:value-type="string">
            <text:p>science fiction</text:p>
          </table:table-cell>
          <table:table-cell table:style-name="ce96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科幻</text:p>
          </table:table-cell>
          <table:table-cell office:value-type="string" calcext:value-type="string">
            <text:p>ke1 huan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easide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海滨</text:p>
          </table:table-cell>
          <table:table-cell office:value-type="string" calcext:value-type="string">
            <text:p>hai3 bin1</text:p>
          </table:table-cell>
          <table:table-cell/>
          <table:table-cell office:value-type="string" calcext:value-type="string">
            <text:p>the bin of the sea is the seaside, all sorts of trash gets knocked up there – hello bin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eat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座位</text:p>
          </table:table-cell>
          <table:table-cell office:value-type="string" calcext:value-type="string">
            <text:p>zuo4 we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ecret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奥秘</text:p>
          </table:table-cell>
          <table:table-cell office:value-type="string" calcext:value-type="string">
            <text:p>ao4 m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ecretly suggest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暗示</text:p>
          </table:table-cell>
          <table:table-cell office:value-type="string" calcext:value-type="string">
            <text:p>an4 shi4 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elf confidence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zi4 xin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 belief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elfish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自私</text:p>
          </table:table-cell>
          <table:table-cell office:value-type="string" calcext:value-type="string">
            <text:p>zi4 si1</text:p>
          </table:table-cell>
          <table:table-cell/>
          <table:table-cell office:value-type="string" calcext:value-type="string">
            <text:p>self death (suicide) is so selfish as it hurts other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erene/ composed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安详</text:p>
          </table:table-cell>
          <table:table-cell office:value-type="string" calcext:value-type="string">
            <text:p>an1 xia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hell (of a crustacean)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贝壳</text:p>
          </table:table-cell>
          <table:table-cell office:value-type="string" calcext:value-type="string">
            <text:p>bei4 ke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y car (but not quite a car)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hort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矮</text:p>
          </table:table-cell>
          <table:table-cell office:value-type="string" calcext:value-type="string">
            <text:p>ai3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hy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害羞</text:p>
          </table:table-cell>
          <table:table-cell office:value-type="string" calcext:value-type="string">
            <text:p>hai4 xiu1</text:p>
          </table:table-cell>
          <table:table-cell/>
          <table:table-cell office:value-type="string" calcext:value-type="string">
            <text:p>hello shoes, this is not the first time we have met but im greeting you again because im to onervous an shy to look up</text:p>
          </table:table-cell>
          <table:table-cell table:number-columns-repeated="1018"/>
        </table:table-row>
        <table:table-row table:style-name="ro12">
          <table:table-cell table:style-name="ce94" office:value-type="string" calcext:value-type="string">
            <text:p>signal</text:p>
          </table:table-cell>
          <table:table-cell table:style-name="ce99" office:value-type="date" office:date-value="2020-01-30" calcext:value-type="date">
            <text:p>30/01/20</text:p>
          </table:table-cell>
          <table:table-cell table:style-name="ce102" office:value-type="string" calcext:value-type="string">
            <text:p>信号</text:p>
          </table:table-cell>
          <table:table-cell office:value-type="string" calcext:value-type="string">
            <text:p>xin4 h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kirt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裙子</text:p>
          </table:table-cell>
          <table:table-cell office:value-type="string" calcext:value-type="string">
            <text:p>qun2 z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low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man4</text:p>
          </table:table-cell>
          <table:table-cell/>
          <table:table-cell office:value-type="string" calcext:value-type="string">
            <text:p>Those 4 men are so slow, we basically cant move and I cant leave left or right because im trapped in by them and behind is taken too! Shit!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mart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聪明</text:p>
          </table:table-cell>
          <table:table-cell office:value-type="string" calcext:value-type="string">
            <text:p>cong1 ming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nack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小吃</text:p>
          </table:table-cell>
          <table:table-cell office:value-type="string" calcext:value-type="string">
            <text:p>xiao3 chi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occer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足球</text:p>
          </table:table-cell>
          <table:table-cell office:value-type="string" calcext:value-type="string">
            <text:p>zu2 qiu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omeon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有人</text:p>
          </table:table-cell>
          <table:table-cell office:value-type="string" calcext:value-type="string">
            <text:p>you3 r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ong (coposition)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歌曲</text:p>
          </table:table-cell>
          <table:table-cell office:value-type="string" calcext:value-type="string">
            <text:p>ge1 qu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hoo I just sneezed all over my ge! Wait, it looks better now that the ink is changing position, the notes are actually falling into the right spots! I need to sneeze 3 times total and see what happens.</text:p>
          </table:table-cell>
          <table:table-cell table:number-columns-repeated="1018"/>
        </table:table-row>
        <table:table-row table:style-name="ro12">
          <table:table-cell table:style-name="ce94" office:value-type="string" calcext:value-type="string">
            <text:p>soup</text:p>
          </table:table-cell>
          <table:table-cell table:style-name="ce96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汤</text:p>
          </table:table-cell>
          <table:table-cell office:value-type="string" calcext:value-type="string">
            <text:p>ta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pecial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特别</text:p>
          </table:table-cell>
          <table:table-cell office:value-type="string" calcext:value-type="string">
            <text:p>te4 bie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port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体育</text:p>
          </table:table-cell>
          <table:table-cell office:value-type="string" calcext:value-type="string">
            <text:p>ti3 yu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pring festival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春节</text:p>
          </table:table-cell>
          <table:table-cell office:value-type="string" calcext:value-type="string">
            <text:p>chun1 jie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ticky rice dumplings</text:p>
          </table:table-cell>
          <table:table-cell table:style-name="ce98" office:value-type="date" office:date-value="2020-01-30" calcext:value-type="date">
            <text:p>30/01/20</text:p>
          </table:table-cell>
          <table:table-cell office:value-type="string" calcext:value-type="string">
            <text:p>粽子</text:p>
          </table:table-cell>
          <table:table-cell office:value-type="string" calcext:value-type="string">
            <text:p>zong4 zi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treet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街道</text:p>
          </table:table-cell>
          <table:table-cell office:value-type="string" calcext:value-type="string">
            <text:p>jie1 d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trike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罢工 </text:p>
          </table:table-cell>
          <table:table-cell office:value-type="string" calcext:value-type="string">
            <text:p>ba4 gong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sed a bar to strike the gong. STRIKE!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trip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斑纹</text:p>
          </table:table-cell>
          <table:table-cell office:value-type="string" calcext:value-type="string">
            <text:p>ban1 w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tupid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笨</text:p>
          </table:table-cell>
          <table:table-cell office:value-type="string" calcext:value-type="string">
            <text:p>ben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tutter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巴结</text:p>
          </table:table-cell>
          <table:table-cell office:value-type="string" calcext:value-type="string">
            <text:p>ba1 jie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tyl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作风</text:p>
          </table:table-cell>
          <table:table-cell office:value-type="string" calcext:value-type="string">
            <text:p>zuo4 fe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ummary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总结</text:p>
          </table:table-cell>
          <table:table-cell office:value-type="string" calcext:value-type="string">
            <text:p>zong3 jie2</text:p>
          </table:table-cell>
          <table:table-cell table:number-columns-repeated="1020"/>
        </table:table-row>
        <table:table-row table:style-name="ro12">
          <table:table-cell table:style-name="ce94" office:value-type="string" calcext:value-type="string">
            <text:p>surprised</text:p>
          </table:table-cell>
          <table:table-cell table:style-name="ce96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惊奇</text:p>
          </table:table-cell>
          <table:table-cell office:value-type="string" calcext:value-type="string">
            <text:p>jing1 q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weat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han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eet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甜</text:p>
          </table:table-cell>
          <table:table-cell office:value-type="string" calcext:value-type="string">
            <text:p>tian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alent/ innate skill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天赋</text:p>
          </table:table-cell>
          <table:table-cell office:value-type="string" calcext:value-type="string">
            <text:p>tian1 fu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hief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小偷</text:p>
          </table:table-cell>
          <table:table-cell office:value-type="string" calcext:value-type="string">
            <text:p>xiao3 tou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hin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瘦</text:p>
          </table:table-cell>
          <table:table-cell office:value-type="string" calcext:value-type="string">
            <text:p>shou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o agree/ approv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同意</text:p>
          </table:table-cell>
          <table:table-cell office:value-type="string" calcext:value-type="string">
            <text:p>tong2 yi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arrang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安排</text:p>
          </table:table-cell>
          <table:table-cell office:value-type="string" calcext:value-type="string">
            <text:p>an1 pai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e’s pies are arranged beautifully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o award, to issu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颁发</text:p>
          </table:table-cell>
          <table:table-cell office:value-type="string" calcext:value-type="string">
            <text:p>ban1 fa1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d buns to the winner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o be born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出生</text:p>
          </table:table-cell>
          <table:table-cell office:value-type="string" calcext:value-type="string">
            <text:p>chu1 sheng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eat/ to strike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da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oil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熬</text:p>
          </table:table-cell>
          <table:table-cell office:value-type="string" calcext:value-type="string">
            <text:p>ao2 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orrow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jie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other/ annoy</text:p>
          </table:table-cell>
          <table:table-cell table:style-name="ce97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麻烦</text:p>
          </table:table-cell>
          <table:table-cell office:value-type="string" calcext:value-type="string">
            <text:p>ma2fan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ring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带</text:p>
          </table:table-cell>
          <table:table-cell office:value-type="string" calcext:value-type="string">
            <text:p>dai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ancel</text:p>
          </table:table-cell>
          <table:table-cell table:style-name="ce96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取消</text:p>
          </table:table-cell>
          <table:table-cell office:value-type="string" calcext:value-type="string">
            <text:p>qu3 xiao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are about/ to care for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关心</text:p>
          </table:table-cell>
          <table:table-cell office:value-type="string" calcext:value-type="string">
            <text:p>guan1 xin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herish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爱护</text:p>
          </table:table-cell>
          <table:table-cell office:value-type="string" calcext:value-type="string">
            <text:p>ai4 hu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limb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爬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omply with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遵守</text:p>
          </table:table-cell>
          <table:table-cell office:value-type="string" calcext:value-type="string">
            <text:p>zun1 shou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ompos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作曲</text:p>
          </table:table-cell>
          <table:table-cell office:value-type="string" calcext:value-type="string">
            <text:p>zuo4 qu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over up for (someone else)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包庇</text:p>
          </table:table-cell>
          <table:table-cell office:value-type="string" calcext:value-type="string">
            <text:p>bao1 bi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y in a box shield protected form the be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o decid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做主</text:p>
          </table:table-cell>
          <table:table-cell office:value-type="string" calcext:value-type="string">
            <text:p>zuo4 zhu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drop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掉</text:p>
          </table:table-cell>
          <table:table-cell office:value-type="string" calcext:value-type="string">
            <text:p>diao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yown dropped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o eliminat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消灭</text:p>
          </table:table-cell>
          <table:table-cell office:value-type="string" calcext:value-type="string">
            <text:p>xiao1 mie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o find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发现</text:p>
          </table:table-cell>
          <table:table-cell office:value-type="string" calcext:value-type="string">
            <text:p>fa1 xian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form/ forge (alliances etc.)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结成</text:p>
          </table:table-cell>
          <table:table-cell office:value-type="string" calcext:value-type="string">
            <text:p>jie2 cheng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hate/ to loath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讨厌</text:p>
          </table:table-cell>
          <table:table-cell office:value-type="string" calcext:value-type="string">
            <text:p>tao3 yan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hear from rumors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听说</text:p>
          </table:table-cell>
          <table:table-cell office:value-type="string" calcext:value-type="string">
            <text:p>ting1 shuo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install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安装</text:p>
          </table:table-cell>
          <table:table-cell office:value-type="string" calcext:value-type="string">
            <text:p>an1 zhuang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lie down/ to recline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躺</text:p>
          </table:table-cell>
          <table:table-cell office:value-type="string" calcext:value-type="string">
            <text:p>tang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lik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xi3 huan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look forward to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qi1 dai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make dumplings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包饺子</text:p>
          </table:table-cell>
          <table:table-cell office:value-type="string" calcext:value-type="string">
            <text:p>bao1 jiao3 zi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mix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hun4 he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play the rol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扮演</text:p>
          </table:table-cell>
          <table:table-cell office:value-type="string" calcext:value-type="string">
            <text:p>ban4 yan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pronounce/ pronunciation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发音</text:p>
          </table:table-cell>
          <table:table-cell office:value-type="string" calcext:value-type="string">
            <text:p>fa1 yin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o provid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提供</text:p>
          </table:table-cell>
          <table:table-cell office:value-type="string" calcext:value-type="string">
            <text:p>ti2 gong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pull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拉</text:p>
          </table:table-cell>
          <table:table-cell office:value-type="string" calcext:value-type="string">
            <text:p>la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push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tui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receive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收到</text:p>
          </table:table-cell>
          <table:table-cell office:value-type="string" calcext:value-type="string">
            <text:p>shou1 dao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respect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尊重</text:p>
          </table:table-cell>
          <table:table-cell office:value-type="string" calcext:value-type="string">
            <text:p>zun1 zhong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to select</text:p>
          </table:table-cell>
          <table:table-cell table:style-name="ce97" office:value-type="date" office:date-value="2020-01-28" calcext:value-type="date">
            <text:p>28/01/20</text:p>
          </table:table-cell>
          <table:table-cell table:style-name="ce103" office:value-type="string" calcext:value-type="string">
            <text:p>拣选</text:p>
          </table:table-cell>
          <table:table-cell office:value-type="string" calcext:value-type="string">
            <text:p>Jian3 xuan3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to send</text:p>
          </table:table-cell>
          <table:table-cell table:style-name="ce96" office:value-type="date" office:date-value="2020-01-28" calcext:value-type="date">
            <text:p>28/01/20</text:p>
          </table:table-cell>
          <table:table-cell table:style-name="ce103" office:value-type="string" calcext:value-type="string">
            <text:p>发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sing a song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唱歌</text:p>
          </table:table-cell>
          <table:table-cell office:value-type="string" calcext:value-type="string">
            <text:p>chang4 ge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table:style-name="ce94" office:value-type="string" calcext:value-type="string">
            <text:p>to solve</text:p>
          </table:table-cell>
          <table:table-cell table:style-name="ce97" office:value-type="date" office:date-value="2020-01-28" calcext:value-type="date">
            <text:p>28/01/20</text:p>
          </table:table-cell>
          <table:table-cell table:style-name="ce102" office:value-type="string" calcext:value-type="string">
            <text:p>解决</text:p>
          </table:table-cell>
          <table:table-cell office:value-type="string" calcext:value-type="string">
            <text:p>jie3 jue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talk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讲</text:p>
          </table:table-cell>
          <table:table-cell office:value-type="string" calcext:value-type="string">
            <text:p>jiang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o translate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fan1 yi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unny! The translation sounds funny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o win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赢</text:p>
          </table:table-cell>
          <table:table-cell office:value-type="string" calcext:value-type="string">
            <text:p>ying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morrow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明天</text:p>
          </table:table-cell>
          <table:table-cell office:value-type="string" calcext:value-type="string">
            <text:p>ming2 tia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nderstand</text:p>
          </table:table-cell>
          <table:table-cell table:style-name="ce97" office:value-type="date" office:date-value="2020-01-28" calcext:value-type="date">
            <text:p>28/01/20</text:p>
          </table:table-cell>
          <table:table-cell office:value-type="string" calcext:value-type="string">
            <text:p>了解</text:p>
          </table:table-cell>
          <table:table-cell office:value-type="string" calcext:value-type="string">
            <text:p>liao3 jie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Uranus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天王星</text:p>
          </table:table-cell>
          <table:table-cell office:value-type="string" calcext:value-type="string">
            <text:p>tain1 wang2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sually/ frequently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经常</text:p>
          </table:table-cell>
          <table:table-cell office:value-type="string" calcext:value-type="string">
            <text:p>jing1 chang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Venus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金星</text:p>
          </table:table-cell>
          <table:table-cell office:value-type="string" calcext:value-type="string">
            <text:p>jin1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ater chestnut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菱角</text:p>
          </table:table-cell>
          <table:table-cell office:value-type="string" calcext:value-type="string">
            <text:p>ling2 jiao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hit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bai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ife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妻子</text:p>
          </table:table-cell>
          <table:table-cell office:value-type="string" calcext:value-type="string">
            <text:p>qi1 zi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ork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工作</text:p>
          </table:table-cell>
          <table:table-cell office:value-type="string" calcext:value-type="string">
            <text:p>gong1 zu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yesterday</text:p>
          </table:table-cell>
          <table:table-cell table:style-name="ce96" office:value-type="date" office:date-value="2020-01-28" calcext:value-type="date">
            <text:p>28/01/20</text:p>
          </table:table-cell>
          <table:table-cell office:value-type="string" calcext:value-type="string">
            <text:p>昨天</text:p>
          </table:table-cell>
          <table:table-cell office:value-type="string" calcext:value-type="string">
            <text:p>zuo4 tia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young</text:p>
          </table:table-cell>
          <table:table-cell table:style-name="ce98" office:value-type="date" office:date-value="2020-01-28" calcext:value-type="date">
            <text:p>28/01/20</text:p>
          </table:table-cell>
          <table:table-cell office:value-type="string" calcext:value-type="string">
            <text:p>年轻</text:p>
          </table:table-cell>
          <table:table-cell office:value-type="string" calcext:value-type="string">
            <text:p>nian2 qing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rdinar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正常</text:p>
          </table:table-cell>
          <table:table-cell office:value-type="string" calcext:value-type="string">
            <text:p>zheng4 cha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verbearing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霸道</text:p>
          </table:table-cell>
          <table:table-cell office:value-type="string" calcext:value-type="string">
            <text:p>ba4 dao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assiv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被动</text:p>
          </table:table-cell>
          <table:table-cell office:value-type="string" calcext:value-type="string">
            <text:p>bei4 dong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erfec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完美</text:p>
          </table:table-cell>
          <table:table-cell office:value-type="string" calcext:value-type="string">
            <text:p>wan2 mei3</text:p>
          </table:table-cell>
          <table:table-cell/>
          <table:table-cell office:value-type="string" calcext:value-type="string">
            <text:p>won, maybe if I was perfect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lanet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行星</text:p>
          </table:table-cell>
          <table:table-cell office:value-type="string" calcext:value-type="string">
            <text:p>xing2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olit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礼貌</text:p>
          </table:table-cell>
          <table:table-cell office:value-type="string" calcext:value-type="string">
            <text:p>li3 mao4</text:p>
          </table:table-cell>
          <table:table-cell/>
          <table:table-cell office:value-type="string" calcext:value-type="string">
            <text:p>dont leave the mao there, that is not polit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rofile pictur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头像</text:p>
          </table:table-cell>
          <table:table-cell office:value-type="string" calcext:value-type="string">
            <text:p>tou2 xiang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r head looks like an elephant person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rotec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保护</text:p>
          </table:table-cell>
          <table:table-cell office:value-type="string" calcext:value-type="string">
            <text:p>bao3 hu4</text:p>
          </table:table-cell>
          <table:table-cell/>
          <table:table-cell office:value-type="string" calcext:value-type="string">
            <text:p>who is in the bao that you are protecting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round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圆</text:p>
          </table:table-cell>
          <table:table-cell office:value-type="string" calcext:value-type="string">
            <text:p>yuan2 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aturn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土星</text:p>
          </table:table-cell>
          <table:table-cell office:value-type="string" calcext:value-type="string">
            <text:p>tu3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ollect/ gather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收集</text:p>
          </table:table-cell>
          <table:table-cell office:value-type="string" calcext:value-type="string">
            <text:p>shou1 ji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w everyone the collection – gee you’re good!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ncave-convex/ uneven surfac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凹凸</text:p>
          </table:table-cell>
          <table:table-cell office:value-type="string" calcext:value-type="string">
            <text:p>ao1 tu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orner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角落</text:p>
          </table:table-cell>
          <table:table-cell office:value-type="string" calcext:value-type="string">
            <text:p>jiao3 luo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usting, but half of you got cut off because you were lured around the corner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rrupt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败坏</text:p>
          </table:table-cell>
          <table:table-cell office:value-type="string" calcext:value-type="string">
            <text:p>bai4 huai4 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ooodbye to being broke my enetire life, now ill be corrupt and rich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ut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可爱</text:p>
          </table:table-cell>
          <table:table-cell office:value-type="string" calcext:value-type="string">
            <text:p>ke4a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ark/ gloomy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暗 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ay before yesterday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前天</text:p>
          </table:table-cell>
          <table:table-cell office:value-type="string" calcext:value-type="string">
            <text:p>qian2 tian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ay in front of today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esigner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设计师</text:p>
          </table:table-cell>
          <table:table-cell office:value-type="string" calcext:value-type="string">
            <text:p>she4 ji4 shi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table:style-name="ce94" office:value-type="string" calcext:value-type="string">
            <text:p>diary</text:p>
          </table:table-cell>
          <table:table-cell table:style-name="ce96" office:value-type="date" office:date-value="2020-01-29" calcext:value-type="date">
            <text:p>29/01/20</text:p>
          </table:table-cell>
          <table:table-cell table:style-name="ce102" office:value-type="string" calcext:value-type="string">
            <text:p>日记本</text:p>
          </table:table-cell>
          <table:table-cell office:value-type="string" calcext:value-type="string">
            <text:p>ri4 ji4 be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table:style-name="ce94" office:value-type="string" calcext:value-type="string">
            <text:p>dry</text:p>
          </table:table-cell>
          <table:table-cell table:style-name="ce96" office:value-type="date" office:date-value="2020-01-29" calcext:value-type="date">
            <text:p>29/01/20</text:p>
          </table:table-cell>
          <table:table-cell table:style-name="ce102" office:value-type="string" calcext:value-type="string">
            <text:p>干</text:p>
          </table:table-cell>
          <table:table-cell office:value-type="string" calcext:value-type="string">
            <text:p>gan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economics</text:p>
          </table:table-cell>
          <table:table-cell table:style-name="ce96" office:value-type="date" office:date-value="2020-01-29" calcext:value-type="date">
            <text:p>29/01/20</text:p>
          </table:table-cell>
          <table:table-cell table:style-name="ce103" office:value-type="string" calcext:value-type="string">
            <text:p>经济</text:p>
          </table:table-cell>
          <table:table-cell office:value-type="string" calcext:value-type="string">
            <text:p>jing1 j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evening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傍晚/ 晚上</text:p>
          </table:table-cell>
          <table:table-cell office:value-type="string" calcext:value-type="string">
            <text:p>bang4 wan3/ wan3shang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excellent (casual)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bang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expensiv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昂贵 / 贵 </text:p>
          </table:table-cell>
          <table:table-cell office:value-type="string" calcext:value-type="string">
            <text:p>an2 gui4 / gu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expert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专家</text:p>
          </table:table-cell>
          <table:table-cell office:value-type="string" calcext:value-type="string">
            <text:p>zhuan3 jia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ey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眼睛</text:p>
          </table:table-cell>
          <table:table-cell office:value-type="string" calcext:value-type="string">
            <text:p>yan3 jing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ootpath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路边</text:p>
          </table:table-cell>
          <table:table-cell office:value-type="string" calcext:value-type="string">
            <text:p>lu4 bian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path is so disgusting its like a loo bin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foreigner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外国人/ 洋人</text:p>
          </table:table-cell>
          <table:table-cell office:value-type="string" calcext:value-type="string">
            <text:p>wai4 guo3 ren2/ yang2 r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gift/ present</text:p>
          </table:table-cell>
          <table:table-cell table:style-name="ce96" office:value-type="date" office:date-value="2020-01-29" calcext:value-type="date">
            <text:p>29/01/20</text:p>
          </table:table-cell>
          <table:table-cell table:style-name="ce103" office:value-type="string" calcext:value-type="string">
            <text:p>礼物</text:p>
          </table:table-cell>
          <table:table-cell office:value-type="string" calcext:value-type="string">
            <text:p>li3 wu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kidnap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绑架</text:p>
          </table:table-cell>
          <table:table-cell office:value-type="string" calcext:value-type="string">
            <text:p>bang3 jia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nging on the walls of a jar, trying to get out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lip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嘴唇</text:p>
          </table:table-cell>
          <table:table-cell office:value-type="string" calcext:value-type="string">
            <text:p>zui3 chun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luck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吉祥</text:p>
          </table:table-cell>
          <table:table-cell office:value-type="string" calcext:value-type="string">
            <text:p>ji2 xiang2</text:p>
          </table:table-cell>
          <table:table-cell/>
          <table:table-cell office:value-type="string" calcext:value-type="string">
            <text:p>r ji is lucky to have me m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lyrics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歌词</text:p>
          </table:table-cell>
          <table:table-cell office:value-type="string" calcext:value-type="string">
            <text:p>ge1 ci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agic (fantasy)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魔法</text:p>
          </table:table-cell>
          <table:table-cell office:value-type="string" calcext:value-type="string">
            <text:p>mo2 fa3</text:p>
          </table:table-cell>
          <table:table-cell/>
          <table:table-cell office:value-type="string" calcext:value-type="string">
            <text:p>magic far from reality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agic (street magic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魔术</text:p>
          </table:table-cell>
          <table:table-cell office:value-type="string" calcext:value-type="string">
            <text:p>mo2 shu4</text:p>
          </table:table-cell>
          <table:table-cell/>
          <table:table-cell office:value-type="string" calcext:value-type="string">
            <text:p>magic that my shoe could do srsly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arke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市场</text:p>
          </table:table-cell>
          <table:table-cell office:value-type="string" calcext:value-type="string">
            <text:p>shi4 chang3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ar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火星</text:p>
          </table:table-cell>
          <table:table-cell office:value-type="string" calcext:value-type="string">
            <text:p>huo3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assag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按摩</text:p>
          </table:table-cell>
          <table:table-cell office:value-type="string" calcext:value-type="string">
            <text:p>an4 mo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re plz an that was nic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ean/ sting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小气</text:p>
          </table:table-cell>
          <table:table-cell office:value-type="string" calcext:value-type="string">
            <text:p>xiao3 qi4</text:p>
          </table:table-cell>
          <table:table-cell/>
          <table:table-cell office:value-type="string" calcext:value-type="string">
            <text:p>little fart thatn arsehole does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member</text:p>
          </table:table-cell>
          <table:table-cell table:style-name="ce96" office:value-type="date" office:date-value="2020-01-29" calcext:value-type="date">
            <text:p>29/01/20</text:p>
          </table:table-cell>
          <table:table-cell table:style-name="ce103" office:value-type="string" calcext:value-type="string">
            <text:p>会员</text:p>
          </table:table-cell>
          <table:table-cell office:value-type="string" calcext:value-type="string">
            <text:p>hui4 yua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ercur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水星</text:p>
          </table:table-cell>
          <table:table-cell office:value-type="string" calcext:value-type="string">
            <text:p>shui3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onke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猴子</text:p>
          </table:table-cell>
          <table:table-cell office:value-type="string" calcext:value-type="string">
            <text:p>hou2 z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only animal that comes close to being able to use a ho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oon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月亮</text:p>
          </table:table-cell>
          <table:table-cell office:value-type="string" calcext:value-type="string">
            <text:p>yue4 lia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ooncak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月饼</text:p>
          </table:table-cell>
          <table:table-cell office:value-type="string" calcext:value-type="string">
            <text:p>yue4 bing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ah! Bring them (the mooncakes)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motto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座右铭</text:p>
          </table:table-cell>
          <table:table-cell office:value-type="string" calcext:value-type="string">
            <text:p>zuo4 you4 ming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university of zoo has a name that is its motto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asal mucus/ sno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鼻涕</text:p>
          </table:table-cell>
          <table:table-cell office:value-type="string" calcext:value-type="string">
            <text:p>bi2 ti4</text:p>
          </table:table-cell>
          <table:table-cell/>
          <table:table-cell office:value-type="string" calcext:value-type="string">
            <text:p>imagine golf tees coming out of your nose, that is the shape of snot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eptun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海王星</text:p>
          </table:table-cell>
          <table:table-cell office:value-type="string" calcext:value-type="string">
            <text:p>hai3 wang2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newspaper</text:p>
          </table:table-cell>
          <table:table-cell table:style-name="ce96" office:value-type="date" office:date-value="2020-01-29" calcext:value-type="date">
            <text:p>29/01/20</text:p>
          </table:table-cell>
          <table:table-cell table:style-name="ce103" office:value-type="string" calcext:value-type="string">
            <text:p>报纸</text:p>
          </table:table-cell>
          <table:table-cell office:value-type="string" calcext:value-type="string">
            <text:p>bao4 zhi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inja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忍者</text:p>
          </table:table-cell>
          <table:table-cell office:value-type="string" calcext:value-type="string">
            <text:p>ren3 zhe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note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笔记</text:p>
          </table:table-cell>
          <table:table-cell office:value-type="string" calcext:value-type="string">
            <text:p>bi3 ji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office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办公室</text:p>
          </table:table-cell>
          <table:table-cell office:value-type="string" calcext:value-type="string">
            <text:p>ban4 gong1 shi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 the gong from the office. SHHH!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acrobatics/ juggling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把戏</text:p>
          </table:table-cell>
          <table:table-cell office:value-type="string" calcext:value-type="string">
            <text:p>ba3 xi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 shit is what acrobats do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ambiguous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暧昧</text:p>
          </table:table-cell>
          <table:table-cell office:value-type="string" calcext:value-type="string">
            <text:p>ai4 mei4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may do that. .. well thats jusut fricking ambiguou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answer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回答</text:p>
          </table:table-cell>
          <table:table-cell office:value-type="string" calcext:value-type="string">
            <text:p>hui2 da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appetit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胃口</text:p>
          </table:table-cell>
          <table:table-cell office:value-type="string" calcext:value-type="string">
            <text:p>wei4 kou3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outh of the stomach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bank/ coast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building/ structure/ edific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建筑物</text:p>
          </table:table-cell>
          <table:table-cell office:value-type="string" calcext:value-type="string">
            <text:p>jian4 zhu4 wu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by oneself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自己</text:p>
          </table:table-cell>
          <table:table-cell office:value-type="string" calcext:value-type="string">
            <text:p>zi4 ji3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alculator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计算器</text:p>
          </table:table-cell>
          <table:table-cell office:value-type="string" calcext:value-type="string">
            <text:p>ji4 suan4 qi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an’t wait! (casual)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巴不得</text:p>
          </table:table-cell>
          <table:table-cell office:value-type="string" calcext:value-type="string">
            <text:p>ba1 b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babuda’s coffee is very good, im loooking forward to it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ancer 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癌症</text:p>
          </table:table-cell>
          <table:table-cell office:value-type="string" calcext:value-type="string">
            <text:p>ai2 zheng4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evelopment/ progres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进步</text:p>
          </table:table-cell>
          <table:table-cell office:value-type="string" calcext:value-type="string">
            <text:p>jin4 bu4</text:p>
          </table:table-cell>
          <table:table-cell/>
          <table:table-cell office:value-type="string" calcext:value-type="string">
            <text:p>jin bu always develops his skills to increa sepower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ignit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尊严</text:p>
          </table:table-cell>
          <table:table-cell office:value-type="string" calcext:value-type="string">
            <text:p>zun1 ya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ragon boat festival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端午节</text:p>
          </table:table-cell>
          <table:table-cell office:value-type="string" calcext:value-type="string">
            <text:p>duan1 wu3 jie2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runk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醉</text:p>
          </table:table-cell>
          <table:table-cell office:value-type="string" calcext:value-type="string">
            <text:p>zui4 </text:p>
          </table:table-cell>
          <table:table-cell table:style-name="Default" office:value-type="string" calcext:value-type="string">
            <text:p>adj</text:p>
          </table:table-cell>
          <table:table-cell table:style-name="ce85" office:value-type="string" calcext:value-type="string">
            <text:p>Seeing zoo user interface 4 times because so drunk got quadruple vision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Earth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di4 qiu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everyone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大家</text:p>
          </table:table-cell>
          <table:table-cell office:value-type="string" calcext:value-type="string">
            <text:p>da4 jia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evil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邪恶</text:p>
          </table:table-cell>
          <table:table-cell office:value-type="string" calcext:value-type="string">
            <text:p>xie2 e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exampl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榜样</text:p>
          </table:table-cell>
          <table:table-cell office:value-type="string" calcext:value-type="string">
            <text:p>bang3 yang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g the young one to set an example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inall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总算</text:p>
          </table:table-cell>
          <table:table-cell office:value-type="string" calcext:value-type="string">
            <text:p>zong3 suan4</text:p>
          </table:table-cell>
          <table:table-cell/>
          <table:table-cell office:value-type="string" calcext:value-type="string">
            <text:p>finally got to the zoo in heaven with swans everywher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irs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zui4 chu1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 chu is pichu, no you’re wrong even before that is zuichu. 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re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zi4 you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grace (masculine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风度</text:p>
          </table:table-cell>
          <table:table-cell office:value-type="string" calcext:value-type="string">
            <text:p>feng1 du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igh school 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高中</text:p>
          </table:table-cell>
          <table:table-cell office:value-type="string" calcext:value-type="string">
            <text:p>gao1 zho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hotel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酒店/ 宾馆</text:p>
          </table:table-cell>
          <table:table-cell office:value-type="string" calcext:value-type="string">
            <text:p>jiu3 dian4/ bin1 gua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ice cream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冰淇淋</text:p>
          </table:table-cell>
          <table:table-cell office:value-type="string" calcext:value-type="string">
            <text:p>bing1 qi2 lin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nclud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包括</text:p>
          </table:table-cell>
          <table:table-cell office:value-type="string" calcext:value-type="string">
            <text:p>bao1kuo4</text:p>
          </table:table-cell>
          <table:table-cell/>
          <table:table-cell office:value-type="string" calcext:value-type="string">
            <text:p>included in the university of kangaroo (the do all their studies in the pouch)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influence/ effec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ying3 xiang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Jupit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木星</text:p>
          </table:table-cell>
          <table:table-cell office:value-type="string" calcext:value-type="string">
            <text:p>mu4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kind/ amiabl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宜人</text:p>
          </table:table-cell>
          <table:table-cell office:value-type="string" calcext:value-type="string">
            <text:p>yi2 ren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language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语言</text:p>
          </table:table-cell>
          <table:table-cell office:value-type="string" calcext:value-type="string">
            <text:p>yu3 yan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leas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租赁</text:p>
          </table:table-cell>
          <table:table-cell office:value-type="string" calcext:value-type="string">
            <text:p>zu1 lin4</text:p>
          </table:table-cell>
          <table:table-cell/>
          <table:table-cell office:value-type="string" calcext:value-type="string">
            <text:p>Up-zoo 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lectur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讲师</text:p>
          </table:table-cell>
          <table:table-cell office:value-type="string" calcext:value-type="string">
            <text:p>jiang3 shi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alway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总是</text:p>
          </table:table-cell>
          <table:table-cell office:value-type="string" calcext:value-type="string">
            <text:p>zong3 shi4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steroid/ dwarf plane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小行星</text:p>
          </table:table-cell>
          <table:table-cell office:value-type="string" calcext:value-type="string">
            <text:p>xiao3 xing2 xi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benefi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效益</text:p>
          </table:table-cell>
          <table:table-cell office:value-type="string" calcext:value-type="string">
            <text:p>xiao4 yi4</text:p>
          </table:table-cell>
          <table:table-cell/>
          <table:table-cell office:value-type="string" calcext:value-type="string">
            <text:p>shower me in gift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burden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包袱</text:p>
          </table:table-cell>
          <table:table-cell office:value-type="string" calcext:value-type="string">
            <text:p>bao1 f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box with so much food in it, it is a burden to carry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heat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作弊</text:p>
          </table:table-cell>
          <table:table-cell office:value-type="string" calcext:value-type="string">
            <text:p>zuo4 bi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eating to get into the university of zanzibar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lums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笨拙</text:p>
          </table:table-cell>
          <table:table-cell office:value-type="string" calcext:value-type="string">
            <text:p>ben4 zhuo1</text:p>
          </table:table-cell>
          <table:table-cell/>
          <table:table-cell office:value-type="string" calcext:value-type="string">
            <text:p>ben clumsily selected the university of zurich, or course he cant get in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mfor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安慰</text:p>
          </table:table-cell>
          <table:table-cell office:value-type="string" calcext:value-type="string">
            <text:p>an1 wei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 of queen anne, just be comfortabl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mpos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作曲家</text:p>
          </table:table-cell>
          <table:table-cell office:value-type="string" calcext:value-type="string">
            <text:p>zuo4 qu3 jia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omposition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zuo4 we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onservativ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保守</text:p>
          </table:table-cell>
          <table:table-cell office:value-type="string" calcext:value-type="string">
            <text:p>bao3 shou3</text:p>
          </table:table-cell>
          <table:table-cell/>
          <table:table-cell office:value-type="string" calcext:value-type="string">
            <text:p>always showing you the bao, conserving that traditiono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ool (slang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裤</text:p>
          </table:table-cell>
          <table:table-cell office:value-type="string" calcext:value-type="string">
            <text:p>ku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riminal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罪犯</text:p>
          </table:table-cell>
          <table:table-cell office:value-type="string" calcext:value-type="string">
            <text:p>zui4 fan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criminal to be a zoo user interface fan <text:s/>because it is so bad and doesnt work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rucial/ key/ pivotal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关键</text:p>
          </table:table-cell>
          <table:table-cell office:value-type="string" calcext:value-type="string">
            <text:p>guan1 jian4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t is crucial that the guano is covered in jelly to be eaten by eaten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angerou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危险</text:p>
          </table:table-cell>
          <table:table-cell office:value-type="string" calcext:value-type="string">
            <text:p>wei1 xian3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t is dangerous to allow in this way ian to use the xra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ay after tomorrow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后天</text:p>
          </table:table-cell>
          <table:table-cell office:value-type="string" calcext:value-type="string">
            <text:p>hou4 tia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epreciat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贬低</text:p>
          </table:table-cell>
          <table:table-cell office:value-type="string" calcext:value-type="string">
            <text:p>bian3 di1</text:p>
          </table:table-cell>
          <table:table-cell/>
          <table:table-cell office:value-type="string" calcext:value-type="string">
            <text:p>it will be in the bin in a day (might as well)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ifferen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不同</text:p>
          </table:table-cell>
          <table:table-cell office:value-type="string" calcext:value-type="string">
            <text:p>bu4 to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ownload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下载</text:p>
          </table:table-cell>
          <table:table-cell office:value-type="string" calcext:value-type="string">
            <text:p>xia4 zai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headmast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班主任/ 校长</text:p>
          </table:table-cell>
          <table:table-cell office:value-type="string" calcext:value-type="string">
            <text:p>ban1 zhu3 ren4/ xiao4 zhang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omework/ task</text:p>
          </table:table-cell>
          <table:table-cell table:style-name="ce96" office:value-type="date" office:date-value="2020-01-29" calcext:value-type="date">
            <text:p>29/01/20</text:p>
          </table:table-cell>
          <table:table-cell office:value-type="string" calcext:value-type="string">
            <text:p>作业</text:p>
          </table:table-cell>
          <table:table-cell office:value-type="string" calcext:value-type="string">
            <text:p>zuo4 ye4 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important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重要</text:p>
          </table:table-cell>
          <table:table-cell office:value-type="string" calcext:value-type="string">
            <text:p>zhong4 yao4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main/ primar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主要</text:p>
          </table:table-cell>
          <table:table-cell office:value-type="string" calcext:value-type="string">
            <text:p>zhu3 yao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eeting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hui4 y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id autumn festival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中秋节</text:p>
          </table:table-cell>
          <table:table-cell office:value-type="string" calcext:value-type="string">
            <text:p>zhong1 qiu1 jie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ckag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包裹</text:p>
          </table:table-cell>
          <table:table-cell office:value-type="string" calcext:value-type="string">
            <text:p>bao1 guo3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wing from the box package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artner/ mat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伴侣</text:p>
          </table:table-cell>
          <table:table-cell office:value-type="string" calcext:value-type="string">
            <text:p>ban4 lu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d from being in the loo together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previou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以前</text:p>
          </table:table-cell>
          <table:table-cell office:value-type="string" calcext:value-type="string">
            <text:p>yi3 qian2</text:p>
          </table:table-cell>
          <table:table-cell office:value-type="string" calcext:value-type="string">
            <text:p>adj 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alesperson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业务员</text:p>
          </table:table-cell>
          <table:table-cell office:value-type="string" calcext:value-type="string">
            <text:p>ye4 wu4 yuan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accompan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伴随</text:p>
          </table:table-cell>
          <table:table-cell office:value-type="string" calcext:value-type="string">
            <text:p>ban4 sui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ancel/ blank ou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作废</text:p>
          </table:table-cell>
          <table:table-cell office:value-type="string" calcext:value-type="string">
            <text:p>zuo4 fei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reques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拜托</text:p>
          </table:table-cell>
          <table:table-cell office:value-type="string" calcext:value-type="string">
            <text:p>bai4 tuo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visi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拜访</text:p>
          </table:table-cell>
          <table:table-cell office:value-type="string" calcext:value-type="string">
            <text:p>bai4 fang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 vampire is visiting but im not letting him in! Byebye fangs!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umbrella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伞</text:p>
          </table:table-cell>
          <table:table-cell office:value-type="string" calcext:value-type="string">
            <text:p>san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 out the sun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tock (finance)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gu3 pi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accept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让</text:p>
          </table:table-cell>
          <table:table-cell office:value-type="string" calcext:value-type="string">
            <text:p>rang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ready</text:p>
          </table:table-cell>
          <table:table-cell table:style-name="ce97" office:value-type="date" office:date-value="2020-01-29" calcext:value-type="date">
            <text:p>29/01/20</text:p>
          </table:table-cell>
          <table:table-cell office:value-type="string" calcext:value-type="string">
            <text:p>准备</text:p>
          </table:table-cell>
          <table:table-cell office:value-type="string" calcext:value-type="string">
            <text:p>zhun3 be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ictionar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词典</text:p>
          </table:table-cell>
          <table:table-cell office:value-type="string" calcext:value-type="string">
            <text:p>ci2 dia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n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蚂蚁</text:p>
          </table:table-cell>
          <table:table-cell office:value-type="string" calcext:value-type="string">
            <text:p>ma3 yi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trong man/ sumo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力士</text:p>
          </table:table-cell>
          <table:table-cell office:value-type="string" calcext:value-type="string">
            <text:p>li4 sh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take an official pos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做官</text:p>
          </table:table-cell>
          <table:table-cell office:value-type="string" calcext:value-type="string">
            <text:p>zuo4 guan1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local 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当地</text:p>
          </table:table-cell>
          <table:table-cell office:value-type="string" calcext:value-type="string">
            <text:p>dang1 d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serve (food etc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端上</text:p>
          </table:table-cell>
          <table:table-cell office:value-type="string" calcext:value-type="string">
            <text:p>duan1 shang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ever (in the past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从没</text:p>
          </table:table-cell>
          <table:table-cell office:value-type="string" calcext:value-type="string">
            <text:p>cong2 mei2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in the same place/ altogeth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一起</text:p>
          </table:table-cell>
          <table:table-cell office:value-type="string" calcext:value-type="string">
            <text:p>yi1 qi3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urs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腰包</text:p>
          </table:table-cell>
          <table:table-cell office:value-type="string" calcext:value-type="string">
            <text:p>yao1 bao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e fully aware of/ to know perfectly well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明知</text:p>
          </table:table-cell>
          <table:table-cell office:value-type="string" calcext:value-type="string">
            <text:p>ming2 zhi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ow, what kind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怎样</text:p>
          </table:table-cell>
          <table:table-cell office:value-type="string" calcext:value-type="string">
            <text:p>zen3 yang4</text:p>
          </table:table-cell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clear internal heat (in CM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清火</text:p>
          </table:table-cell>
          <table:table-cell office:value-type="string" calcext:value-type="string">
            <text:p>qing1 huo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visitor/ gues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客人</text:p>
          </table:table-cell>
          <table:table-cell office:value-type="string" calcext:value-type="string">
            <text:p>ke4 ren2</text:p>
          </table:table-cell>
          <table:table-cell office:value-type="string" calcext:value-type="string">
            <text:p>n 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startle/ to be frightered/ to be scared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惊讶</text:p>
          </table:table-cell>
          <table:table-cell office:value-type="string" calcext:value-type="string">
            <text:p>jing1 (ya)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 moment, a whil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一会</text:p>
          </table:table-cell>
          <table:table-cell office:value-type="string" calcext:value-type="string">
            <text:p>yi1 hu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lace/ location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处</text:p>
          </table:table-cell>
          <table:table-cell office:value-type="string" calcext:value-type="string">
            <text:p>chu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grow all ov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长满</text:p>
          </table:table-cell>
          <table:table-cell office:value-type="string" calcext:value-type="string">
            <text:p>zhang3 man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ear/ to endure/ to tolerate/ to restrain oneself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忍</text:p>
          </table:table-cell>
          <table:table-cell office:value-type="string" calcext:value-type="string">
            <text:p>ren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laugh/ smil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xiao4 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ourage/ nerve/ gut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胆子</text:p>
          </table:table-cell>
          <table:table-cell office:value-type="string" calcext:value-type="string">
            <text:p>dan3 z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rath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而是</text:p>
          </table:table-cell>
          <table:table-cell office:value-type="string" calcext:value-type="string">
            <text:p>er2 shi4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lush (with shame/ shy)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脸红</text:p>
          </table:table-cell>
          <table:table-cell office:value-type="string" calcext:value-type="string">
            <text:p>lian3 hong2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olf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lang2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funn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好笑</text:p>
          </table:table-cell>
          <table:table-cell office:value-type="string" calcext:value-type="string">
            <text:p>hao3xiao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fierce/ evil/ viciou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恶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meet/ to run into/ to come acros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遇到</text:p>
          </table:table-cell>
          <table:table-cell office:value-type="string" calcext:value-type="string">
            <text:p>yu4 dao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immediatel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马上</text:p>
          </table:table-cell>
          <table:table-cell office:value-type="string" calcext:value-type="string">
            <text:p>ma2 shang4</text:p>
          </table:table-cell>
          <table:table-cell office:value-type="string" calcext:value-type="string">
            <text:p>ad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right sid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右边</text:p>
          </table:table-cell>
          <table:table-cell office:value-type="string" calcext:value-type="string">
            <text:p>you3 bian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weak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弱/ 薄弱</text:p>
          </table:table-cell>
          <table:table-cell office:value-type="string" calcext:value-type="string">
            <text:p>ruo4/ bo2ruo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imposing manner/ loftiness/ grandeur/ vigo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气势</text:p>
          </table:table-cell>
          <table:table-cell office:value-type="string" calcext:value-type="string">
            <text:p>qi4 shi4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raging/ flaming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熊熊</text:p>
          </table:table-cell>
          <table:table-cell office:value-type="string" calcext:value-type="string">
            <text:p>xiong2 xiong2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eat up/ consum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吃掉</text:p>
          </table:table-cell>
          <table:table-cell office:value-type="string" calcext:value-type="string">
            <text:p>chi1 diao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talk over/ to discus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商量</text:p>
          </table:table-cell>
          <table:table-cell office:value-type="string" calcext:value-type="string">
            <text:p>shang1 liang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answer/ respond/ to agre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答应</text:p>
          </table:table-cell>
          <table:table-cell office:value-type="string" calcext:value-type="string">
            <text:p>da1 ying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bullle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子弹</text:p>
          </table:table-cell>
          <table:table-cell office:value-type="string" calcext:value-type="string">
            <text:p>zi3 d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e hit by a bulle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中弹</text:p>
          </table:table-cell>
          <table:table-cell office:value-type="string" calcext:value-type="string">
            <text:p>zhong4 dan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eavy burden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重担</text:p>
          </table:table-cell>
          <table:table-cell office:value-type="string" calcext:value-type="string">
            <text:p>zhong4 d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gun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枪</text:p>
          </table:table-cell>
          <table:table-cell office:value-type="string" calcext:value-type="string">
            <text:p>qiang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firecracker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鞭炮</text:p>
          </table:table-cell>
          <table:table-cell office:value-type="string" calcext:value-type="string">
            <text:p>bian1 p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ound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声音</text:p>
          </table:table-cell>
          <table:table-cell office:value-type="string" calcext:value-type="string">
            <text:p>sheng1 yi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isfortun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变故</text:p>
          </table:table-cell>
          <table:table-cell office:value-type="string" calcext:value-type="string">
            <text:p>bian4 gu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debat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辩论</text:p>
          </table:table-cell>
          <table:table-cell office:value-type="string" calcext:value-type="string">
            <text:p>bian4 lun4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urfac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表面</text:p>
          </table:table-cell>
          <table:table-cell office:value-type="string" calcext:value-type="string">
            <text:p>biao3 mian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attoo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纹身</text:p>
          </table:table-cell>
          <table:table-cell office:value-type="string" calcext:value-type="string">
            <text:p>wen2 she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raise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表演</text:p>
          </table:table-cell>
          <table:table-cell office:value-type="string" calcext:value-type="string">
            <text:p>biao3 yan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unnatural; awkward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别扭</text:p>
          </table:table-cell>
          <table:table-cell office:value-type="string" calcext:value-type="string">
            <text:p>bie4 niu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biscuit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饼干</text:p>
          </table:table-cell>
          <table:table-cell office:value-type="string" calcext:value-type="string">
            <text:p>bing3 gan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glas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玻璃</text:p>
          </table:table-cell>
          <table:table-cell office:value-type="string" calcext:value-type="string">
            <text:p>bo1 li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useum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博物馆</text:p>
          </table:table-cell>
          <table:table-cell office:value-type="string" calcext:value-type="string">
            <text:p>bo2 wu4 guan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roaring waves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波涛汹涌</text:p>
          </table:table-cell>
          <table:table-cell office:value-type="string" calcext:value-type="string">
            <text:p>bo1tao1xiong1 yong3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ity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城市</text:p>
          </table:table-cell>
          <table:table-cell office:value-type="string" calcext:value-type="string">
            <text:p>cheng2 shi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fragrant/ good smelling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xiang1</text:p>
          </table:table-cell>
          <table:table-cell office:value-type="string" calcext:value-type="string">
            <text:p>adj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o break up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分手</text:p>
          </table:table-cell>
          <table:table-cell office:value-type="string" calcext:value-type="string">
            <text:p>fen1 shou3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en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母鸡</text:p>
          </table:table-cell>
          <table:table-cell office:value-type="string" calcext:value-type="string">
            <text:p>mu3 ji1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hailstorm</text:p>
          </table:table-cell>
          <table:table-cell table:style-name="ce98" office:value-type="date" office:date-value="2020-01-29" calcext:value-type="date">
            <text:p>29/01/20</text:p>
          </table:table-cell>
          <table:table-cell office:value-type="string" calcext:value-type="string">
            <text:p>雹暴</text:p>
          </table:table-cell>
          <table:table-cell office:value-type="string" calcext:value-type="string">
            <text:p>bao2 bao4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2" table:number-rows-repeated="104828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2" table:target-range-address="vocabulary.A1:vocabulary.F29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2:04:05.922683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20-02-05T22:04:47.983687471</dc:date>
    <meta:editing-duration>P9DT6H25M26S</meta:editing-duration>
    <meta:editing-cycles>755</meta:editing-cycles>
    <meta:generator>LibreOffice/6.0.7.3$Linux_X86_64 LibreOffice_project/00m0$Build-3</meta:generator>
    <meta:document-statistic meta:table-count="3" meta:cell-count="1554" meta:object-count="0"/>
  </office:meta>
</office:document-meta>
</file>